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Anonymous Pro" fo:language="en" fo:country="US"/>
    </style:style>
    <style:style style:name="P4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5" style:family="paragraph" style:parent-style-name="Heading_20_1">
      <style:text-properties fo:language="en" fo:country="US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nonymous Pro"/>
    </style:style>
    <style:style style:name="T1" style:family="text">
      <style:text-properties style:font-name="Anonymous Pro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3" draw:style-name="gr4" draw:text-style-name="P7" svg:width="2.509cm" svg:height="0.867cm" svg:x="6.826cm" svg:y="7.805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4" draw:style-name="gr4" draw:text-style-name="P7" svg:width="3.862cm" svg:height="0.925cm" svg:x="6.059cm" svg:y="10.266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5" draw:style-name="gr4" draw:text-style-name="P7" svg:width="3.862cm" svg:height="0.925cm" svg:x="12.233cm" svg:y="10.241cm">
        <text:p text:style-name="P6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6" draw:style-name="gr4" draw:text-style-name="P7" svg:width="3.862cm" svg:height="0.925cm" svg:x="6.038cm" svg:y="13.067cm">
        <text:p text:style-name="P6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17" draw:style-name="gr5" draw:text-style-name="P6" svg:x1="8.02cm" svg:y1="8.622cm" svg:x2="8.02cm" svg:y2="10.303cm">
        <text:p/>
      </draw:line>
      <draw:line text:anchor-type="page" text:anchor-page-number="2" draw:z-index="18" draw:style-name="gr5" draw:text-style-name="P6" svg:x1="8.02cm" svg:y1="11.109cm" svg:x2="8.02cm" svg:y2="13.067cm">
        <text:p/>
      </draw:line>
      <draw:line text:anchor-type="page" text:anchor-page-number="2" draw:z-index="19" draw:style-name="gr5" draw:text-style-name="P6" svg:x1="14.312cm" svg:y1="11.165cm" svg:x2="9.47cm" svg:y2="13.066cm">
        <text:p/>
      </draw:line>
      <draw:custom-shape text:anchor-type="page" text:anchor-page-number="3" draw:z-index="20" draw:style-name="gr4" draw:text-style-name="P7" svg:width="2.509cm" svg:height="0.867cm" svg:x="8.472cm" svg:y="9.569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1" draw:style-name="gr4" draw:text-style-name="P7" svg:width="2.509cm" svg:height="0.867cm" svg:x="10.691cm" svg:y="6.031cm">
        <text:p text:style-name="P6"><text:span text:style-name="T1">SysProp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2" draw:style-name="gr4" draw:text-style-name="P7" svg:width="2.804cm" svg:height="0.867cm" svg:x="6.195cm" svg:y="6.066cm">
        <text:p text:style-name="P6"><text:span text:style-name="T1">SysNe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3" draw:style-name="gr5" draw:text-style-name="P6" svg:x1="7.465cm" svg:y1="6.83cm" svg:x2="8.903cm" svg:y2="9.569cm">
        <text:p/>
      </draw:line>
      <draw:line text:anchor-type="page" text:anchor-page-number="3" draw:z-index="24" draw:style-name="gr5" draw:text-style-name="P6" svg:x1="11.977cm" svg:y1="6.816cm" svg:x2="10.666cm" svg:y2="9.569cm">
        <text:p/>
      </draw:line>
      <draw:custom-shape text:anchor-type="page" text:anchor-page-number="3" draw:z-index="28" draw:style-name="gr4" draw:text-style-name="P7" svg:width="2.687cm" svg:height="0.867cm" svg:x="8.354cm" svg:y="14.88cm">
        <text:p text:style-name="P6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9" draw:style-name="gr5" draw:text-style-name="P6" svg:x1="9.631cm" svg:y1="12.855cm" svg:x2="9.65cm" svg:y2="14.88cm">
        <text:p/>
      </draw:line>
      <draw:line text:anchor-type="page" text:anchor-page-number="3" draw:z-index="30" draw:style-name="gr5" draw:text-style-name="P6" svg:x1="5.278cm" svg:y1="12.991cm" svg:x2="8.668cm" svg:y2="14.88cm">
        <text:p/>
      </draw:line>
      <draw:line text:anchor-type="page" text:anchor-page-number="3" draw:z-index="31" draw:style-name="gr5" draw:text-style-name="P6" svg:x1="14.293cm" svg:y1="12.991cm" svg:x2="10.666cm" svg:y2="14.88cm">
        <text:p/>
      </draw:line>
      <draw:custom-shape text:anchor-type="page" text:anchor-page-number="4" draw:z-index="32" draw:style-name="gr4" draw:text-style-name="P7" svg:width="3.862cm" svg:height="0.925cm" svg:x="2.431cm" svg:y="21.177cm">
        <text:p text:style-name="P6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3" draw:style-name="gr4" draw:text-style-name="P7" svg:width="3.862cm" svg:height="0.925cm" svg:x="2.607cm" svg:y="17.785cm">
        <text:p text:style-name="P6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4" draw:style-name="gr5" draw:text-style-name="P6" svg:x1="4.494cm" svg:y1="18.628cm" svg:x2="4.494cm" svg:y2="21.177cm">
        <text:p/>
      </draw:line>
      <draw:custom-shape text:anchor-type="page" text:anchor-page-number="4" draw:z-index="35" draw:style-name="gr4" draw:text-style-name="P7" svg:width="3.862cm" svg:height="0.925cm" svg:x="8.453cm" svg:y="17.745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6" draw:style-name="gr4" draw:text-style-name="P7" svg:width="2.867cm" svg:height="0.925cm" svg:x="5.689cm" svg:y="15.081cm">
        <text:p text:style-name="P6"><text:span text:style-name="T1">TlsBuf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7" draw:style-name="gr4" draw:text-style-name="P7" svg:width="2.707cm" svg:height="0.925cm" svg:x="9.14cm" svg:y="15.021cm">
        <text:p text:style-name="P6"><text:span text:style-name="T1">Ti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8" draw:style-name="gr4" draw:text-style-name="P7" svg:width="2.789cm" svg:height="0.925cm" svg:x="12.506cm" svg:y="15.062cm">
        <text:p text:style-name="P6"><text:span text:style-name="T1">SysLog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9" draw:style-name="gr5" draw:text-style-name="P6" svg:x1="10.456cm" svg:y1="15.827cm" svg:x2="10.475cm" svg:y2="17.744cm">
        <text:p/>
      </draw:line>
      <draw:line text:anchor-type="page" text:anchor-page-number="4" draw:z-index="40" draw:style-name="gr5" draw:text-style-name="P6" svg:x1="13.922cm" svg:y1="15.893cm" svg:x2="11.904cm" svg:y2="17.745cm">
        <text:p/>
      </draw:line>
      <draw:line text:anchor-type="page" text:anchor-page-number="4" draw:z-index="41" draw:style-name="gr5" draw:text-style-name="P6" svg:x1="7.045cm" svg:y1="15.917cm" svg:x2="8.848cm" svg:y2="17.744cm">
        <text:p/>
      </draw:line>
      <draw:custom-shape text:anchor-type="page" text:anchor-page-number="4" draw:z-index="42" draw:style-name="gr4" draw:text-style-name="P7" svg:width="3.862cm" svg:height="0.925cm" svg:x="8.493cm" svg:y="21.177cm">
        <text:p text:style-name="P6"><text:span text:style-name="T1">StdioRead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3" draw:style-name="gr5" draw:text-style-name="P6" svg:x1="10.354cm" svg:y1="18.59cm" svg:x2="10.354cm" svg:y2="21.178cm">
        <text:p/>
      </draw:line>
      <draw:custom-shape text:anchor-type="page" text:anchor-page-number="4" draw:z-index="44" draw:style-name="gr4" draw:text-style-name="P7" svg:width="3.862cm" svg:height="0.925cm" svg:x="13.668cm" svg:y="23.955cm">
        <text:p text:style-name="P6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5" draw:style-name="gr4" draw:text-style-name="P7" svg:width="2.92cm" svg:height="0.925cm" svg:x="8.867cm" svg:y="23.955cm">
        <text:p text:style-name="P6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6" draw:style-name="gr4" draw:text-style-name="P7" svg:width="3.862cm" svg:height="0.925cm" svg:x="13.688cm" svg:y="26.495cm">
        <text:p text:style-name="P6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7" draw:style-name="gr5" draw:text-style-name="P6" svg:x1="10.296cm" svg:y1="22.022cm" svg:x2="10.296cm" svg:y2="23.955cm">
        <text:p/>
      </draw:line>
      <draw:line text:anchor-type="page" text:anchor-page-number="4" draw:z-index="48" draw:style-name="gr5" draw:text-style-name="P6" svg:x1="13.783cm" svg:y1="24.449cm" svg:x2="11.786cm" svg:y2="24.449cm">
        <text:p/>
      </draw:line>
      <draw:line text:anchor-type="page" text:anchor-page-number="4" draw:z-index="49" draw:style-name="gr5" draw:text-style-name="P6" svg:x1="15.469cm" svg:y1="24.783cm" svg:x2="15.469cm" svg:y2="26.496cm">
        <text:p/>
      </draw:line>
      <draw:line text:anchor-type="page" text:anchor-page-number="4" draw:z-index="50" draw:style-name="gr5" draw:text-style-name="P6" svg:x1="9.668cm" svg:y1="18.59cm" svg:x2="5.807cm" svg:y2="21.178cm">
        <text:p/>
      </draw:line>
      <draw:line text:anchor-type="page" text:anchor-page-number="4" draw:z-index="51" draw:style-name="gr5" draw:text-style-name="P6" svg:x1="5.239cm" svg:y1="18.628cm" svg:x2="8.943cm" svg:y2="21.177cm">
        <text:p/>
      </draw:line>
      <draw:custom-shape text:anchor-type="page" text:anchor-page-number="4" draw:z-index="52" draw:style-name="gr4" draw:text-style-name="P7" svg:width="3.671cm" svg:height="0.925cm" svg:x="13.818cm" svg:y="17.745cm">
        <text:p text:style-name="P6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3" draw:style-name="gr5" draw:text-style-name="P6" svg:x1="14.823cm" svg:y1="18.586cm" svg:x2="11.883cm" svg:y2="21.177cm">
        <text:p/>
      </draw:line>
      <draw:custom-shape text:anchor-type="page" text:anchor-page-number="4" draw:z-index="55" draw:style-name="gr4" draw:text-style-name="P7" svg:width="2.692cm" svg:height="0.925cm" svg:x="14.288cm" svg:y="21.177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7" draw:style-name="gr4" draw:text-style-name="P7" svg:width="3.862cm" svg:height="0.925cm" svg:x="8.408cm" svg:y="5.205cm">
        <text:p text:style-name="P6"><text:span text:style-name="T1">DevIntHand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8" draw:style-name="gr4" draw:text-style-name="P7" svg:width="2.179cm" svg:height="0.925cm" svg:x="9.137cm" svg:y="8.419cm">
        <text:p text:style-name="P6"><text:span text:style-name="T1">Dev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9" draw:style-name="gr4" draw:text-style-name="P7" svg:width="2.179cm" svg:height="0.925cm" svg:x="9.174cm" svg:y="13.806cm">
        <text:p text:style-name="P6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0" draw:style-name="gr4" draw:text-style-name="P7" svg:width="3.315cm" svg:height="0.925cm" svg:x="14.527cm" svg:y="8.4cm">
        <text:p text:style-name="P6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1" draw:style-name="gr4" draw:text-style-name="P7" svg:width="3.315cm" svg:height="0.925cm" svg:x="5.334cm" svg:y="11.049cm">
        <text:p text:style-name="P6"><text:span text:style-name="T1">SysTim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2" draw:style-name="gr4" draw:text-style-name="P7" svg:width="3.315cm" svg:height="0.925cm" svg:x="12.056cm" svg:y="11.061cm">
        <text:p text:style-name="P6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63" draw:style-name="gr5" draw:text-style-name="P6" svg:x1="10.275cm" svg:y1="6.061cm" svg:x2="10.275cm" svg:y2="8.419cm">
        <text:p/>
      </draw:line>
      <draw:line text:anchor-type="page" text:anchor-page-number="5" draw:z-index="64" draw:style-name="gr5" draw:text-style-name="P6" svg:x1="10.255cm" svg:y1="9.221cm" svg:x2="10.255cm" svg:y2="13.786cm">
        <text:p/>
      </draw:line>
      <draw:line text:anchor-type="page" text:anchor-page-number="5" draw:z-index="65" draw:style-name="gr5" draw:text-style-name="P6" svg:x1="9.569cm" svg:y1="9.241cm" svg:x2="6.983cm" svg:y2="11.049cm">
        <text:p/>
      </draw:line>
      <draw:line text:anchor-type="page" text:anchor-page-number="5" draw:z-index="66" draw:style-name="gr5" draw:text-style-name="P6" svg:x1="10.978cm" svg:y1="9.221cm" svg:x2="13.156cm" svg:y2="11.061cm">
        <text:p/>
      </draw:line>
      <draw:line text:anchor-type="page" text:anchor-page-number="5" draw:z-index="67" draw:style-name="gr5" draw:text-style-name="P6" svg:x1="6.943cm" svg:y1="11.973cm" svg:x2="9.629cm" svg:y2="13.806cm">
        <text:p/>
      </draw:line>
      <draw:line text:anchor-type="page" text:anchor-page-number="5" draw:z-index="68" draw:style-name="gr5" draw:text-style-name="P6" svg:x1="13.705cm" svg:y1="11.887cm" svg:x2="10.883cm" svg:y2="13.806cm">
        <text:p/>
      </draw:line>
      <draw:line text:anchor-type="page" text:anchor-page-number="5" draw:z-index="69" draw:style-name="gr5" draw:text-style-name="P6" svg:x1="16.175cm" svg:y1="9.241cm" svg:x2="14.254cm" svg:y2="11.061cm">
        <text:p/>
      </draw:line>
      <draw:custom-shape text:anchor-type="page" text:anchor-page-number="5" draw:z-index="70" draw:style-name="gr4" draw:text-style-name="P7" svg:width="3.862cm" svg:height="0.925cm" svg:x="3.221cm" svg:y="16.768cm">
        <text:p text:style-name="P6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1" draw:style-name="gr4" draw:text-style-name="P7" svg:width="3.315cm" svg:height="0.925cm" svg:x="8.234cm" svg:y="16.734cm">
        <text:p text:style-name="P6"><text:span text:style-name="T1">Job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2" draw:style-name="gr4" draw:text-style-name="P7" svg:width="3.315cm" svg:height="0.925cm" svg:x="12.547cm" svg:y="16.693cm">
        <text:p text:style-name="P6"><text:span text:style-name="T1">Obj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3" draw:style-name="gr4" draw:text-style-name="P7" svg:width="3.315cm" svg:height="0.925cm" svg:x="13.839cm" svg:y="19.909cm">
        <text:p text:style-name="P6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4" draw:style-name="gr4" draw:text-style-name="P7" svg:width="3.315cm" svg:height="0.925cm" svg:x="8.292cm" svg:y="19.909cm">
        <text:p text:style-name="P6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5" draw:style-name="gr5" draw:text-style-name="P6" svg:x1="4.983cm" svg:y1="17.609cm" svg:x2="8.707cm" svg:y2="19.909cm">
        <text:p/>
      </draw:line>
      <draw:line text:anchor-type="page" text:anchor-page-number="5" draw:z-index="76" draw:style-name="gr5" draw:text-style-name="P6" svg:x1="9.784cm" svg:y1="17.529cm" svg:x2="9.784cm" svg:y2="19.908cm">
        <text:p/>
      </draw:line>
      <draw:line text:anchor-type="page" text:anchor-page-number="5" draw:z-index="77" draw:style-name="gr5" draw:text-style-name="P6" svg:x1="14.078cm" svg:y1="17.529cm" svg:x2="11.176cm" svg:y2="19.908cm">
        <text:p/>
      </draw:line>
      <draw:line text:anchor-type="page" text:anchor-page-number="5" draw:z-index="78" draw:style-name="gr5" draw:text-style-name="P6" svg:x1="13.94cm" svg:y1="20.313cm" svg:x2="11.606cm" svg:y2="20.313cm">
        <text:p/>
      </draw:line>
      <draw:line text:anchor-type="page" text:anchor-page-number="3" draw:z-index="83" draw:style-name="gr5" draw:text-style-name="P6" svg:x1="5.837cm" svg:y1="15.356cm" svg:x2="8.354cm" svg:y2="15.356cm">
        <text:p/>
      </draw:line>
      <draw:custom-shape text:anchor-type="page" text:anchor-page-number="5" draw:z-index="84" draw:style-name="gr4" draw:text-style-name="P7" svg:width="3.315cm" svg:height="0.925cm" svg:x="2.272cm" svg:y="19.909cm">
        <text:p text:style-name="P6"><text:span text:style-name="T1">Per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85" draw:style-name="gr5" draw:text-style-name="P6" svg:x1="5.477cm" svg:y1="20.376cm" svg:x2="8.292cm" svg:y2="20.376cm">
        <text:p/>
      </draw:line>
      <draw:line text:anchor-type="page" text:anchor-page-number="3" draw:z-index="89" draw:style-name="gr5" draw:text-style-name="P6" svg:x1="13.838cm" svg:y1="15.258cm" svg:x2="11.04cm" svg:y2="15.306cm">
        <text:p/>
      </draw:line>
      <draw:custom-shape text:anchor-type="page" text:anchor-page-number="5" draw:z-index="90" draw:style-name="gr4" draw:text-style-name="P7" svg:width="3.315cm" svg:height="0.925cm" svg:x="4.202cm" svg:y="22.444cm">
        <text:p text:style-name="P6"><text:span text:style-name="T1">TaskMemSta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91" draw:style-name="gr5" draw:text-style-name="P6" svg:x1="5.78cm" svg:y1="22.443cm" svg:x2="8.929cm" svg:y2="20.833cm">
        <text:p/>
      </draw:line>
      <draw:line text:anchor-type="page" text:anchor-page-number="3" draw:z-index="97" draw:style-name="gr5" draw:text-style-name="P6" svg:x1="7.235cm" svg:y1="18.104cm" svg:x2="8.681cm" svg:y2="15.746cm">
        <text:p/>
      </draw:line>
      <draw:custom-shape text:anchor-type="page" text:anchor-page-number="5" draw:z-index="98" draw:style-name="gr4" draw:text-style-name="P7" svg:width="3.315cm" svg:height="0.925cm" svg:x="8.929cm" svg:y="22.444cm">
        <text:p text:style-name="P6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99" draw:style-name="gr4" draw:text-style-name="P7" svg:width="3.315cm" svg:height="0.925cm" svg:x="13.829cm" svg:y="22.408cm">
        <text:p text:style-name="P6"><text:span text:style-name="T1">DeferCal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100" draw:style-name="gr5" draw:text-style-name="P6" svg:x1="10.559cm" svg:y1="22.563cm" svg:x2="9.843cm" svg:y2="20.833cm">
        <text:p/>
      </draw:line>
      <draw:line text:anchor-type="page" text:anchor-page-number="5" draw:z-index="101" draw:style-name="gr5" draw:text-style-name="P6" svg:x1="15.39cm" svg:y1="22.408cm" svg:x2="10.816cm" svg:y2="20.833cm">
        <text:p/>
      </draw:line>
      <text:p text:style-name="P1">Init/Exit.</text:p>
      <text:p text:style-name="P2"/>
      <text:h text:style-name="P5" text:outline-level="1">CCore</text:h>
      <text:p text:style-name="P3"/>
      <text:p text:style-name="P4">Priority 0</text:p>
      <text:p text:style-name="P3">Abort()</text:p>
      <text:p text:style-name="P3">SysAtomic.h</text:p>
      <text:p text:style-name="P3"><draw:line text:anchor-type="paragraph" draw:z-index="12" draw:style-name="gr3" draw:text-style-name="P6" svg:x1="11.705cm" svg:y1="6.428cm" svg:x2="8.899cm" svg:y2="6.428cm"><text:p/></draw:line><draw:line text:anchor-type="paragraph" draw:z-index="9" draw:style-name="gr2" draw:text-style-name="P6" svg:x1="7.02cm" svg:y1="6.8cm" svg:x2="7.02cm" svg:y2="8.758cm"><text:p/></draw:line><draw:line text:anchor-type="paragraph" draw:z-index="8" draw:style-name="gr3" draw:text-style-name="P6" svg:x1="7.02cm" svg:y1="4.135cm" svg:x2="7.02cm" svg:y2="5.975cm"><text:p/></draw:line><draw:custom-shape text:anchor-type="paragraph" draw:z-index="7" draw:style-name="gr1" draw:text-style-name="P7" svg:width="3.862cm" svg:height="0.925cm" svg:x="11.606cm" svg:y="5.955cm"><text:p text:style-name="P6"><text:span text:style-name="T1">TaskCor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7" svg:width="3.862cm" svg:height="0.925cm" svg:x="5.059cm" svg:y="8.758cm"><text:p text:style-name="P6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7" svg:width="3.862cm" svg:height="0.925cm" svg:x="5.038cm" svg:y="5.974cm"><text:p text:style-name="P6"><text:span text:style-name="T1">MemBas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7" svg:width="3.862cm" svg:height="0.925cm" svg:x="0.748cm" svg:y="8.777cm"><text:p text:style-name="P6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2" draw:text-style-name="P6" svg:x1="7.02cm" svg:y1="1.646cm" svg:x2="7.02cm" svg:y2="3.327cm"><text:p/></draw:line><draw:custom-shape text:anchor-type="paragraph" draw:z-index="0" draw:style-name="gr1" draw:text-style-name="P7" svg:width="2.509cm" svg:height="0.867cm" svg:x="5.807cm" svg:y="0.877cm"><text:p text:style-name="P6"><text:span text:style-name="T1">Sy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7" svg:width="3.862cm" svg:height="0.925cm" svg:x="5.059cm" svg:y="3.327cm"><text:p text:style-name="P6"><text:span text:style-name="T1">Excep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95" draw:style-name="gr2" draw:text-style-name="P6" svg:x1="8.211cm" svg:y1="0.496cm" svg:x2="11.527cm" svg:y2="0.496cm"><text:p/></draw:line><draw:custom-shape text:anchor-type="paragraph" draw:z-index="94" draw:style-name="gr1" draw:text-style-name="P7" svg:width="3.862cm" svg:height="0.925cm" svg:x="11.527cm" svg:y="0.048cm"><text:p text:style-name="P6"><text:span text:style-name="T1">DeferCal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81" draw:style-name="gr2" draw:text-style-name="P6" svg:x1="6.086cm" svg:y1="0.053cm" svg:x2="1.988cm" svg:y2="4.464cm"><text:p/></draw:line><draw:line text:anchor-type="paragraph" draw:z-index="87" draw:style-name="gr2" draw:text-style-name="P6" svg:x1="8.057cm" svg:y1="0.108cm" svg:x2="13.391cm" svg:y2="1.81cm"><text:p/></draw:line></text:p>
      <text:p text:style-name="P3"/>
      <text:p text:style-name="P3"><draw:custom-shape text:anchor-type="paragraph" draw:z-index="86" draw:style-name="gr1" draw:text-style-name="P7" svg:width="3.862cm" svg:height="0.925cm" svg:x="11.527cm" svg:y="0.286cm"><text:p text:style-name="P6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><draw:custom-shape text:anchor-type="paragraph" draw:z-index="79" draw:style-name="gr1" draw:text-style-name="P7" svg:width="3.862cm" svg:height="0.925cm" svg:x="0.081cm" svg:y="-0.108cm"><text:p text:style-name="P6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0" draw:style-name="gr2" draw:text-style-name="P6" svg:x1="5.113cm" svg:y1="0.365cm" svg:x2="3.942cm" svg:y2="0.365cm"><text:p/></draw:line></text:p>
      <text:p text:style-name="P3"><draw:line text:anchor-type="paragraph" draw:z-index="10" draw:style-name="gr2" draw:text-style-name="P6" svg:x1="6.317cm" svg:y1="-0.039cm" svg:x2="2.611cm" svg:y2="1.919cm"><text:p/></draw:line><draw:line text:anchor-type="paragraph" draw:z-index="11" draw:style-name="gr2" draw:text-style-name="P6" svg:x1="7.625cm" svg:y1="-0.021cm" svg:x2="11.682cm" svg:y2="2.022cm"><text:p/></draw:line></text:p>
      <text:p text:style-name="P3"/>
      <text:p text:style-name="P3"><draw:custom-shape text:anchor-type="paragraph" draw:z-index="92" draw:style-name="gr1" draw:text-style-name="P7" svg:width="3.862cm" svg:height="0.925cm" svg:x="11.527cm" svg:y="0.37cm"><text:p text:style-name="P6"><text:span text:style-name="T1">TypeNumber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line text:anchor-type="paragraph" draw:z-index="93" draw:style-name="gr2" draw:text-style-name="P6" svg:x1="13.416cm" svg:y1="0.441cm" svg:x2="13.416cm" svg:y2="2.566cm"><text:p/></draw:line></text:p>
      <text:p text:style-name="P3"/>
      <text:p text:style-name="P3"/>
      <text:p text:style-name="P3"><draw:custom-shape text:anchor-type="paragraph" draw:z-index="6" draw:style-name="gr1" draw:text-style-name="P7" svg:width="3.862cm" svg:height="0.925cm" svg:x="11.615cm" svg:y="0.28cm"><text:p text:style-name="P6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HCore</text:h>
      <text:p text:style-name="P3"/>
      <text:p text:style-name="P4">Priority 0</text:p>
      <text:p text:style-name="P3">Sys::AbortProcess()</text:p>
      <text:p text:style-name="P3">Sys::ConWrite()</text:p>
      <text:p text:style-name="P3">SysAtomic.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Sys</text:p>
      <text:p text:style-name="P3">SysError.h</text:p>
      <text:p text:style-name="P3">SysMemPage.h</text:p>
      <text:p text:style-name="P3">SysProp.h</text:p>
      <text:p text:style-name="P3">SysSem.h</text:p>
      <text:p text:style-name="P3">SysTlsSlot.h</text:p>
      <text:p text:style-name="P3">Sys::GetTaskId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WIN32</text:h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5" draw:style-name="gr1" draw:text-style-name="P7" svg:width="3.862cm" svg:height="0.925cm" svg:x="1.434cm" svg:y="0.079cm"><text:p text:style-name="P6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style-name="gr1" draw:text-style-name="P7" svg:width="3.862cm" svg:height="0.925cm" svg:x="5.745cm" svg:y="0.06cm"><text:p text:style-name="P6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style-name="gr1" draw:text-style-name="P7" svg:width="3.862cm" svg:height="0.925cm" svg:x="10.273cm" svg:y="0.06cm"><text:p text:style-name="P6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88" draw:style-name="gr1" draw:text-style-name="P7" svg:width="3.862cm" svg:height="0.925cm" svg:x="11.705cm" svg:y="0.473cm"><text:p text:style-name="P6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82" draw:style-name="gr1" draw:text-style-name="P7" svg:width="3.862cm" svg:height="0.925cm" svg:x="0.076cm" svg:y="-0.175cm"><text:p text:style-name="P6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96" draw:style-name="gr1" draw:text-style-name="P7" svg:width="3.862cm" svg:height="0.925cm" svg:x="1.492cm" svg:y="0.337cm"><text:p text:style-name="P6"><text:span text:style-name="T1">DeferCal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XCore</text:h>
      <text:p text:style-name="P4">Priority 0</text:p>
      <text:p text:style-name="P3">Sys::Abort()</text:p>
      <text:p text:style-name="P3">Dev::IntLock::Internal::Disable()</text:p>
      <text:p text:style-name="P3">Dev::IntLock::Internal::Enable()</text:p>
      <text:p text:style-name="P3">Dev::IsIntContext()</text:p>
      <text:p text:style-name="P3">Sys::AllocHeapSpace()</text:p>
      <text:p text:style-name="P3">Sys::AllocHeapSpace_int()</text:p>
      <text:p text:style-name="P3">Sys::AllocHeapSpace_shared()</text:p>
      <text:p text:style-name="P3">Sys::AllocLogSpace()</text:p>
      <text:p text:style-name="P3">Sys::AllocVideoSpace() (if exist)</text:p>
      <text:p text:style-name="P3">Task::Internal::ContextInit()</text:p>
      <text:p text:style-name="P3">Task::Internal::GetContext()</text:p>
      <text:p text:style-name="P3">Task::Internal::GetContextLen()</text:p>
      <text:p text:style-name="P3">Task::Internal::SwitchContext_int()</text:p>
      <text:p text:style-name="P3">Task::Internal::SwitchContext_task()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54" draw:style-name="gr3" draw:text-style-name="P6" svg:x1="10.216cm" svg:y1="0.125cm" svg:x2="11.818cm" svg:y2="0.125cm"><text:p/></draw:line><draw:line text:anchor-type="paragraph" draw:z-index="56" draw:style-name="gr3" draw:text-style-name="P6" svg:x1="13.628cm" svg:y1="0.485cm" svg:x2="13.628cm" svg:y2="3.074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BeagleBoneBlack</text:h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Струков</meta:initial-creator>
    <meta:creation-date>2011-12-04T18:37:36.44</meta:creation-date>
    <dc:date>2016-01-22T12:33:27.68</dc:date>
    <meta:editing-duration>PT9H3M35S</meta:editing-duration>
    <meta:editing-cycles>75</meta:editing-cycles>
    <meta:generator>OpenOffice.org/3.4$Win32 OpenOffice.org_project/340m1$Build-9590</meta:generator>
    <meta:printed-by>Сергей Струков</meta:printed-by>
    <meta:print-date>2011-12-04T19:04:52.52</meta:print-date>
    <meta:document-statistic meta:table-count="0" meta:image-count="0" meta:object-count="0" meta:page-count="5" meta:paragraph-count="35" meta:word-count="40" meta:character-count="590"/>
  </office:meta>
</office:document-meta>
</file>